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00/00/00</text:date>, <text:time style:data-style-name="N2" text:time-value="20:53:27.340039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4-04T20:53:57.043557224</dc:date>
    <meta:editing-duration>PT6H17M28S</meta:editing-duration>
    <meta:editing-cycles>64</meta:editing-cycles>
    <meta:generator>LibreOffice/4.4.2.2$Linux_X86_64 LibreOffice_project/40m0$Build-2</meta:generator>
    <meta:document-statistic meta:table-count="1" meta:cell-count="171" meta:object-count="0"/>
  </office:meta>
</office:document-meta>
</file>